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3" style:family="graphic" style:parent-style-name="standard">
      <style:graphic-properties draw:stroke="dash" draw:stroke-dash="Dashed_20__28_var_29_" svg:stroke-width="0cm" svg:stroke-color="#000000" draw:marker-start-width="0.2cm" draw:marker-end-width="0.2cm" draw:fill-color="#dddddd" draw:textarea-horizontal-align="justify" draw:textarea-vertical-align="middle" draw:auto-grow-height="false" fo:min-height="3.666cm" fo:min-width="3.9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1.651cm" fo:min-width="8.382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87cm" fo:padding-top="0.009cm" fo:padding-bottom="0.009cm" fo:padding-left="0.009cm" fo:padding-right="0.009cm"/>
      <style:paragraph-properties style:writing-mode="lr-tb"/>
    </style:style>
    <style:style style:name="gr9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7cm" fo:min-width="1.424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4.991cm" fo:padding-top="0.009cm" fo:padding-bottom="0.009cm" fo:padding-left="0.009cm" fo:padding-right="0.0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7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8" style:family="graphic" style:parent-style-name="objectwithoutfill">
      <style:graphic-properties svg:stroke-width="0.035cm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9" style:family="graphic" style:parent-style-name="standard">
      <style:graphic-properties draw:stroke="none"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.397cm" fo:min-width="0.80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57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49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5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6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27" style:family="graphic" style:parent-style-name="objectwithoutfill">
      <style:graphic-properties svg:stroke-color="#000000" draw:fill="solid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292cm"/>
      <style:paragraph-properties style:writing-mode="lr-tb"/>
    </style:style>
    <style:style style:name="gr30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1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2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33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4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6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7" style:family="graphic" style:parent-style-name="standard">
      <style:graphic-properties svg:stroke-color="#000000" draw:fill="none" draw:opacity="100%" draw:textarea-vertical-align="middle" draw:auto-grow-height="false" fo:min-height="0.735cm" fo:min-width="0.093cm"/>
    </style:style>
    <style:style style:name="gr38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14cm" fo:padding-top="0.009cm" fo:padding-bottom="0.009cm" fo:padding-left="0.009cm" fo:padding-right="0.009cm"/>
      <style:paragraph-properties style:writing-mode="lr-tb"/>
    </style:style>
    <style:style style:name="gr39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41" style:family="graphic" style:parent-style-name="standard">
      <style:graphic-properties draw:stroke="solid"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1.767cm" fo:padding-top="0.009cm" fo:padding-bottom="0.009cm" fo:padding-left="0.009cm" fo:padding-right="0.009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1.40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44" style:family="graphic" style:parent-style-name="standard">
      <style:graphic-properties draw:stroke="none" draw:fill="none" draw:fill-color="#ffffff" fo:min-height="0.63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98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svg:stroke-color="#000000" draw:fill="none" draw:opacity="100%" draw:textarea-vertical-align="middle" draw:auto-grow-height="false" fo:min-height="0.289cm" fo:min-width="0.093cm"/>
    </style:style>
    <style:style style:name="gr49" style:family="graphic" style:parent-style-name="standard">
      <style:graphic-properties draw:stroke="solid" svg:stroke-color="#000000" svg:stroke-opacity="60%" draw:fill-color="#999999" draw:textarea-horizontal-align="justify" draw:textarea-vertical-align="middle" draw:auto-grow-height="false" fo:min-height="3.557cm" fo:min-width="0.50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style:font-name="Liberation Sans" fo:text-shadow="1pt 1pt" fo:font-weight="normal" fo:background-color="transparent"/>
    </style:style>
    <style:style style:name="P4" style:family="paragraph">
      <loext:graphic-properties draw:fill-color="#dddddd"/>
      <style:paragraph-properties fo:text-align="center" style:writing-mode="lr-tb"/>
      <style:text-properties style:font-name="Liberation Sans" fo:text-shadow="1pt 1pt" fo:background-color="transparent"/>
    </style:style>
    <style:style style:name="P5" style:family="paragraph">
      <loext:graphic-properties draw:fill="none"/>
      <style:paragraph-properties fo:text-align="center"/>
      <style:text-properties style:font-name="Liberation Sans" fo:text-shadow="1pt 1pt" fo:font-weight="normal" fo:background-color="transparent"/>
    </style:style>
    <style:style style:name="P6" style:family="paragraph">
      <loext:graphic-properties draw:fill="none"/>
      <style:paragraph-properties fo:text-align="center"/>
      <style:text-properties style:font-name="Liberation Sans" fo:background-color="transparen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9" style:family="paragraph">
      <style:paragraph-properties fo:text-align="center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0" style:family="paragraph">
      <loext:graphic-properties draw:fill="solid" draw:fill-color="#b2b2b2"/>
      <style:paragraph-properties fo:text-align="center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1" style:family="paragraph">
      <style:paragraph-properties fo:text-align="center" style:writing-mode="lr-tb"/>
      <style:text-properties style:font-name="Liberation Sans" fo:font-size="8pt" fo:text-shadow="1pt 1pt" fo:font-weight="normal" fo:background-color="transparent" style:font-size-asian="6pt" style:font-size-complex="6pt"/>
    </style:style>
    <style:style style:name="P12" style:family="paragraph">
      <loext:graphic-properties draw:fill="solid" draw:fill-color="#b2b2b2" draw:opacity="100%"/>
      <style:paragraph-properties fo:text-align="center" style:writing-mode="lr-tb"/>
      <style:text-properties style:font-name="Liberation Sans" fo:font-size="8pt" fo:text-shadow="1pt 1pt" fo:font-weight="normal" fo:background-color="transparent" style:font-size-asian="6pt" style:font-size-complex="6pt"/>
    </style:style>
    <style:style style:name="P13" style:family="paragraph">
      <loext:graphic-properties draw:fill="solid" draw:fill-color="#b2b2b2" draw:opacity="100%"/>
      <style:paragraph-properties fo:text-align="center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5" style:family="paragraph">
      <loext:graphic-properties draw:fill="none"/>
      <style:paragraph-properties fo:text-align="center"/>
      <style:text-properties style:font-name="Liberation Sans" fo:font-weight="normal" fo:background-color="transparen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" fo:font-size="6pt" fo:font-weight="normal" fo:background-color="transparent" style:font-size-asian="6pt" style:font-size-complex="6pt"/>
    </style:style>
    <style:style style:name="P17" style:family="paragraph">
      <style:paragraph-properties fo:text-align="center" style:writing-mode="lr-tb"/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P19" style:family="paragraph">
      <style:paragraph-properties fo:text-align="center" style:writing-mode="lr-tb"/>
      <style:text-properties fo:color="#000000" style:font-name="Liberation Sans" fo:font-size="6pt" fo:text-shadow="1pt 1pt" fo:font-weight="normal" fo:background-color="transparent" style:font-size-asian="6pt" style:font-size-complex="6pt"/>
    </style:style>
    <style:style style:name="P20" style:family="paragraph">
      <loext:graphic-properties draw:fill="solid" draw:fill-color="#b2b2b2"/>
      <style:paragraph-properties fo:text-align="center" style:writing-mode="lr-tb"/>
      <style:text-properties fo:color="#000000" style:font-name="Liberation Sans" fo:font-size="6pt" fo:text-shadow="1pt 1pt" fo:font-weight="normal" fo:background-color="transparent" style:font-size-asian="6pt" style:font-size-complex="6pt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P23" style:family="paragraph">
      <style:paragraph-properties fo:text-align="center" style:writing-mode="lr-tb"/>
      <style:text-properties style:font-name="Liberation Sans" fo:font-size="4pt" fo:background-color="transparent"/>
    </style:style>
    <style:style style:name="P24" style:family="paragraph">
      <loext:graphic-properties draw:fill-color="#b2b2b2"/>
      <style:paragraph-properties fo:text-align="center" style:writing-mode="lr-tb"/>
      <style:text-properties style:font-name="Liberation Sans" fo:font-size="4pt" fo:background-color="transparent"/>
    </style:style>
    <style:style style:name="P25" style:family="paragraph">
      <loext:graphic-properties draw:fill-color="#d0d0d0"/>
      <style:paragraph-properties fo:text-align="center" style:writing-mode="lr-tb"/>
      <style:text-properties style:font-name="Liberation Sans" fo:font-size="4pt" fo:background-color="transparent"/>
    </style:style>
    <style:style style:name="P26" style:family="paragraph">
      <loext:graphic-properties draw:fill="solid"/>
      <style:paragraph-properties fo:text-align="center"/>
      <style:text-properties style:font-name="Liberation Sans" fo:background-color="transparen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 style:writing-mode="lr-tb"/>
      <style:text-properties style:font-name="Liberation Sans" fo:font-size="6pt" fo:background-color="transparent" style:font-size-asian="6pt" style:font-size-complex="6pt"/>
    </style:style>
    <style:style style:name="P29" style:family="paragraph">
      <loext:graphic-properties draw:fill="none" draw:fill-color="#ffffff"/>
      <style:paragraph-properties style:writing-mode="lr-tb"/>
      <style:text-properties style:font-name="Liberation Sans" fo:font-size="6pt" fo:background-color="transparent" style:font-size-asian="6pt" style:font-size-complex="6pt"/>
    </style:style>
    <style:style style:name="P30" style:family="paragraph">
      <loext:graphic-properties draw:fill-color="#999999"/>
      <style:paragraph-properties fo:text-align="center" style:writing-mode="lr-tb"/>
      <style:text-properties style:font-name="Liberation Sans" fo:font-size="4pt" fo:background-color="transparent"/>
    </style:style>
    <style:style style:name="P31" style:family="paragraph">
      <loext:graphic-properties draw:fill="solid"/>
      <style:paragraph-properties fo:text-align="center"/>
      <style:text-properties style:font-name="Liberation Sans" fo:font-size="4pt" fo:background-color="transparent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style:font-name="Liberation Sans" fo:font-size="6pt" fo:background-color="transparent" style:font-size-asian="6pt" style:font-size-complex="6pt"/>
    </style:style>
    <style:style style:name="P34" style:family="paragraph">
      <loext:graphic-properties draw:fill="none" draw:opacity="100%"/>
      <style:paragraph-properties fo:text-align="center"/>
      <style:text-properties style:font-name="Liberation Sans" fo:background-color="transparent"/>
    </style:style>
    <style:style style:name="P35" style:family="paragraph">
      <loext:graphic-properties draw:fill="solid" draw:fill-color="#b2b2b2"/>
      <style:paragraph-properties fo:text-align="center"/>
      <style:text-properties style:font-name="Liberation Sans" fo:text-shadow="1pt 1pt" fo:font-weight="normal" fo:background-color="transparent"/>
    </style:style>
    <style:style style:name="P36" style:family="paragraph">
      <loext:graphic-properties draw:fill="none"/>
      <style:paragraph-properties fo:text-align="start" style:writing-mode="lr-tb"/>
      <style:text-properties style:font-name="Liberation Sans" fo:font-size="6pt" fo:font-weight="bold" fo:background-color="transparent" style:font-size-asian="6pt" style:font-size-complex="6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" fo:background-color="transparent"/>
    </style:style>
    <style:style style:name="P38" style:family="paragraph">
      <loext:graphic-properties draw:fill="none" draw:fill-color="#ffffff"/>
      <style:paragraph-properties style:writing-mode="lr-tb"/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P39" style:family="paragraph">
      <loext:graphic-properties draw:fill-color="#999999"/>
      <style:paragraph-properties fo:text-align="center" style:writing-mode="lr-tb"/>
      <style:text-properties style:font-name="Liberation Sans" fo:font-size="8pt" style:font-size-asian="8pt" style:font-size-complex="8pt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" fo:font-size="8pt" style:font-size-asian="6pt" style:font-size-complex="6pt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font-name="Liberation Sans" fo:font-size="6pt" fo:text-shadow="1pt 1pt" fo:font-weight="normal" fo:background-color="transparent" style:font-size-asian="6pt" style:font-name-complex="DejaVuSans1" style:font-size-complex="6pt"/>
    </style:style>
    <style:style style:name="T3" style:family="text">
      <style:text-properties style:font-name="Liberation Sans" fo:font-size="6pt" fo:text-shadow="1pt 1pt" fo:font-weight="normal" fo:background-color="transparent" style:font-size-asian="6pt" style:font-size-complex="6pt"/>
    </style:style>
    <style:style style:name="T4" style:family="text">
      <style:text-properties style:font-name="Liberation Sans" fo:font-size="8pt" fo:text-shadow="1pt 1pt" fo:font-weight="normal" fo:background-color="transparent" style:font-size-asian="6pt" style:font-size-complex="6pt"/>
    </style:style>
    <style:style style:name="T5" style:family="text">
      <style:text-properties fo:color="#000000" style:font-name="Liberation Sans" fo:font-size="6pt" fo:font-weight="normal" fo:background-color="transparent" style:font-size-asian="6pt" style:font-name-complex="DejaVuSans1" style:font-size-complex="6pt"/>
    </style:style>
    <style:style style:name="T6" style:family="text"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style:text-position="-33% 58%"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style:text-position="-33% 58%"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10" style:family="text">
      <style:text-properties fo:color="#000000" style:font-name="Liberation Sans" fo:font-size="6pt" fo:text-shadow="1pt 1pt" fo:font-weight="normal" fo:background-color="transparent" style:font-size-asian="6pt" style:font-size-complex="6pt"/>
    </style:style>
    <style:style style:name="T11" style:family="text">
      <style:text-properties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12" style:family="text"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T13" style:family="text">
      <style:text-properties fo:color="#2a6099" style:text-position="-33% 58%"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14" style:family="text">
      <style:text-properties fo:color="#000000" style:text-position="-33% 58%" style:font-name="Liberation Sans" fo:font-size="6pt" fo:text-shadow="1pt 1pt" fo:font-weight="normal" fo:background-color="transparent" style:font-size-asian="6pt" style:font-size-complex="6pt"/>
    </style:style>
    <style:style style:name="T15" style:family="text">
      <style:text-properties style:font-name="Liberation Sans" fo:font-size="4pt" fo:background-color="transparent"/>
    </style:style>
    <style:style style:name="T16" style:family="text">
      <style:text-properties style:font-name="Liberation Sans" fo:font-size="6pt" fo:background-color="transparent" style:font-size-asian="6pt" style:font-size-complex="6pt"/>
    </style:style>
    <style:style style:name="T17" style:family="text">
      <style:text-properties fo:color="#000000" style:text-position="33% 58%" style:font-name="Liberation Sans" fo:font-size="6pt" fo:text-shadow="1pt 1pt" fo:font-weight="normal" fo:background-color="transparent" style:font-size-asian="6pt" style:font-name-complex="DejaVuSans1" style:font-size-complex="6pt"/>
    </style:style>
    <style:style style:name="T18" style:family="text">
      <style:text-properties fo:color="#000000" style:font-name="Liberation Sans" fo:font-size="6pt" fo:font-weight="bold" fo:background-color="transparent" style:font-size-asian="6pt" style:font-name-complex="DejaVuSans1" style:font-size-complex="6pt"/>
    </style:style>
    <style:style style:name="T19" style:family="text">
      <style:text-properties fo:color="#000000" style:text-position="-33% 58%" style:font-name="Liberation Sans" fo:font-size="6pt" fo:font-weight="bold" fo:background-color="transparent" style:font-size-asian="6pt" style:font-name-complex="DejaVuSans1" style:font-size-complex="6pt"/>
    </style:style>
    <style:style style:name="T20" style:family="text">
      <style:text-properties style:font-name="Liberation Sans" fo:font-size="8pt" fo:background-color="transparent"/>
    </style:style>
    <style:style style:name="T21" style:family="text">
      <style:text-properties style:font-name="Liberation Sans" fo:font-size="8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336cm" svg:height="0.887cm" svg:x="0cm" svg:y="0.002cm">
          <draw:text-box>
            <text:p text:style-name="P1"><text:span text:style-name="T1">Hybrid Custom Floating-Point Multiply-Accumulate Unit</text:span></text:p>
          </draw:text-box>
        </draw:frame>
        <draw:g>
          <draw:custom-shape draw:style-name="gr2" draw:text-style-name="P3" draw:layer="layout" svg:width="8.382cm" svg:height="6.261cm" svg:x="6.281cm" svg:y="4.1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98cm" svg:height="3.666cm" svg:x="9.329cm" svg:y="5.6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8.382cm" svg:height="1.651cm" svg:x="6.281cm" svg:y="11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5" draw:layer="layout" svg:x1="9.853cm" svg:y1="8.303cm" svg:x2="10.077cm" svg:y2="8.105cm">
            <text:p/>
          </draw:line>
          <draw:line draw:style-name="gr6" draw:text-style-name="P6" draw:layer="layout" svg:x1="9.971cm" svg:y1="3.28cm" svg:x2="9.971cm" svg:y2="8.689cm">
            <text:p/>
          </draw:line>
          <draw:frame draw:style-name="gr7" draw:text-style-name="P8" draw:layer="layout" svg:width="0.535cm" svg:height="0.314cm" svg:x="10.131cm" svg:y="8.09cm">
            <draw:text-box>
              <text:p text:style-name="P7"><text:span text:style-name="T2">24-bit</text:span></text:p>
            </draw:text-box>
          </draw:frame>
          <draw:line draw:style-name="gr6" draw:text-style-name="P5" draw:layer="layout" svg:x1="11.559cm" svg:y1="6.722cm" svg:x2="11.559cm" svg:y2="7.289cm">
            <text:p/>
          </draw:line>
          <draw:line draw:style-name="gr6" draw:text-style-name="P5" draw:layer="layout" svg:x1="12.613cm" svg:y1="6.722cm" svg:x2="12.613cm" svg:y2="7.289cm">
            <text:p/>
          </draw:line>
          <draw:custom-shape draw:style-name="gr8" draw:text-style-name="P10" draw:layer="layout" svg:width="0.805cm" svg:height="0.397cm" svg:x="11.164cm" svg:y="6.322cm">
            <text:p text:style-name="P9"><text:span text:style-name="T3">&gt;&gt;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5" draw:layer="layout" svg:x1="12.907cm" svg:y1="7.541cm" svg:x2="14.503cm" svg:y2="7.541cm">
            <text:p/>
          </draw:line>
          <draw:line draw:style-name="gr5" draw:text-style-name="P5" draw:layer="layout" svg:x1="11.465cm" svg:y1="8.302cm" svg:x2="11.689cm" svg:y2="8.104cm">
            <text:p/>
          </draw:line>
          <draw:line draw:style-name="gr6" draw:text-style-name="P5" draw:layer="layout" svg:x1="11.583cm" svg:y1="7.817cm" svg:x2="11.583cm" svg:y2="8.688cm">
            <text:p/>
          </draw:line>
          <draw:frame draw:style-name="gr7" draw:text-style-name="P8" draw:layer="layout" svg:width="0.535cm" svg:height="0.314cm" svg:x="11.743cm" svg:y="8.089cm">
            <draw:text-box>
              <text:p text:style-name="P7"><text:span text:style-name="T2">24-bit</text:span></text:p>
            </draw:text-box>
          </draw:frame>
          <draw:line draw:style-name="gr6" draw:text-style-name="P5" draw:layer="layout" svg:x1="11.56cm" svg:y1="5.728cm" svg:x2="11.56cm" svg:y2="6.323cm">
            <text:p/>
          </draw:line>
          <draw:line draw:style-name="gr9" draw:text-style-name="P5" draw:layer="layout" svg:x1="9.971cm" svg:y1="5.744cm" svg:x2="12.612cm" svg:y2="5.744cm">
            <text:p/>
          </draw:line>
          <draw:line draw:style-name="gr5" draw:text-style-name="P5" draw:layer="layout" svg:x1="9.864cm" svg:y1="5.553cm" svg:x2="10.088cm" svg:y2="5.355cm">
            <text:p/>
          </draw:line>
          <draw:frame draw:style-name="gr10" draw:text-style-name="P8" draw:layer="layout" svg:width="0.535cm" svg:height="0.239cm" svg:x="10.142cm" svg:y="5.334cm">
            <draw:text-box>
              <text:p text:style-name="P7"><text:span text:style-name="T2">24-bit</text:span></text:p>
            </draw:text-box>
          </draw:frame>
          <draw:custom-shape draw:style-name="gr11" draw:text-style-name="P12" draw:layer="layout" svg:width="1.442cm" svg:height="0.388cm" svg:x="7.346cm" svg:y="8.687cm">
            <text:p text:style-name="P11"><text:span text:style-name="T4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5" draw:layer="layout" svg:x1="7.444cm" svg:y1="8.299cm" svg:x2="7.668cm" svg:y2="8.101cm">
            <text:p/>
          </draw:line>
          <draw:line draw:style-name="gr6" draw:text-style-name="P6" draw:layer="layout" svg:x1="7.565cm" svg:y1="3.284cm" svg:x2="7.565cm" svg:y2="8.678cm">
            <text:p/>
          </draw:line>
          <draw:frame draw:style-name="gr12" draw:text-style-name="P8" draw:layer="layout" svg:width="0.473cm" svg:height="0.314cm" svg:x="7.723cm" svg:y="8.08cm">
            <draw:text-box>
              <text:p text:style-name="P7"><text:span text:style-name="T2">8-bit</text:span></text:p>
            </draw:text-box>
          </draw:frame>
          <draw:line draw:style-name="gr5" draw:text-style-name="P5" draw:layer="layout" svg:x1="8.5cm" svg:y1="8.293cm" svg:x2="8.724cm" svg:y2="8.095cm">
            <text:p/>
          </draw:line>
          <draw:line draw:style-name="gr6" draw:text-style-name="P5" draw:layer="layout" svg:x1="8.618cm" svg:y1="4.436cm" svg:x2="8.618cm" svg:y2="8.679cm">
            <text:p/>
          </draw:line>
          <draw:frame draw:style-name="gr12" draw:text-style-name="P8" draw:layer="layout" svg:width="0.473cm" svg:height="0.314cm" svg:x="8.778cm" svg:y="8.08cm">
            <draw:text-box>
              <text:p text:style-name="P7"><text:span text:style-name="T2">5-bit</text:span></text:p>
            </draw:text-box>
          </draw:frame>
          <draw:line draw:style-name="gr5" draw:text-style-name="P5" draw:layer="layout" svg:x1="11.164cm" svg:y1="9.564cm" svg:x2="11.388cm" svg:y2="9.366cm">
            <text:p/>
          </draw:line>
          <draw:line draw:style-name="gr6" draw:text-style-name="P5" draw:layer="layout" svg:x1="11.282cm" svg:y1="9.079cm" svg:x2="11.282cm" svg:y2="9.95cm">
            <text:p/>
          </draw:line>
          <draw:frame draw:style-name="gr7" draw:text-style-name="P8" draw:layer="layout" svg:width="0.535cm" svg:height="0.314cm" svg:x="11.442cm" svg:y="9.351cm">
            <draw:text-box>
              <text:p text:style-name="P7"><text:span text:style-name="T2">24-bit</text:span></text:p>
            </draw:text-box>
          </draw:frame>
          <draw:line draw:style-name="gr5" draw:text-style-name="P5" draw:layer="layout" svg:x1="7.95cm" svg:y1="9.563cm" svg:x2="8.174cm" svg:y2="9.365cm">
            <text:p/>
          </draw:line>
          <draw:line draw:style-name="gr6" draw:text-style-name="P5" draw:layer="layout" svg:x1="8.068cm" svg:y1="9.078cm" svg:x2="8.068cm" svg:y2="9.949cm">
            <text:p/>
          </draw:line>
          <draw:frame draw:style-name="gr13" draw:text-style-name="P8" draw:layer="layout" svg:width="0.45cm" svg:height="0.314cm" svg:x="8.228cm" svg:y="9.35cm">
            <draw:text-box>
              <text:p text:style-name="P7"><text:span text:style-name="T2">8-bit</text:span></text:p>
            </draw:text-box>
          </draw:frame>
          <draw:custom-shape draw:style-name="gr14" draw:text-style-name="P13" draw:layer="layout" svg:width="5.009cm" svg:height="0.372cm" svg:x="7.341cm" svg:y="9.956cm">
            <text:p text:style-name="P9"><text:span text:style-name="T3">BarrelShift (exponent, mantiss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0.998cm" svg:height="0.239cm" svg:x="11.439cm" svg:y="9.693cm">
            <draw:text-box>
              <text:p><text:span text:style-name="T3">mantissa</text:span></text:p>
            </draw:text-box>
          </draw:frame>
          <draw:frame draw:style-name="gr16" draw:text-style-name="P14" draw:layer="layout" svg:width="0.927cm" svg:height="0.477cm" svg:x="8.224cm" svg:y="9.694cm">
            <draw:text-box>
              <text:p><text:span text:style-name="T3">exponent</text:span></text:p>
            </draw:text-box>
          </draw:frame>
          <draw:line draw:style-name="gr5" draw:text-style-name="P5" draw:layer="layout" svg:x1="8.145cm" svg:y1="11.804cm" svg:x2="8.369cm" svg:y2="11.606cm">
            <text:p/>
          </draw:line>
          <draw:line draw:style-name="gr6" draw:text-style-name="P5" draw:layer="layout" svg:x1="8.263cm" svg:y1="11.221cm" svg:x2="8.263cm" svg:y2="12.19cm">
            <text:p/>
          </draw:line>
          <draw:frame draw:style-name="gr7" draw:text-style-name="P8" draw:layer="layout" svg:width="0.535cm" svg:height="0.314cm" svg:x="8.423cm" svg:y="11.591cm">
            <draw:text-box>
              <text:p text:style-name="P7"><text:span text:style-name="T2">64-bit</text:span></text:p>
            </draw:text-box>
          </draw:frame>
          <draw:line draw:style-name="gr5" draw:text-style-name="P5" draw:layer="layout" svg:x1="10.865cm" svg:y1="11.794cm" svg:x2="11.089cm" svg:y2="11.596cm">
            <text:p/>
          </draw:line>
          <draw:frame draw:style-name="gr7" draw:text-style-name="P8" draw:layer="layout" svg:width="0.535cm" svg:height="0.314cm" svg:x="11.143cm" svg:y="11.581cm">
            <draw:text-box>
              <text:p text:style-name="P7"><text:span text:style-name="T2">64-bit</text:span></text:p>
            </draw:text-box>
          </draw:frame>
          <draw:custom-shape draw:style-name="gr14" draw:text-style-name="P12" draw:layer="layout" svg:width="5.009cm" svg:height="0.372cm" svg:x="7.144cm" svg:y="12.196cm">
            <text:p text:style-name="P11"><text:span text:style-name="T4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5" draw:layer="layout" svg:x1="9.528cm" svg:y1="13.665cm" svg:x2="9.752cm" svg:y2="13.467cm">
            <text:p/>
          </draw:line>
          <draw:line draw:style-name="gr6" draw:text-style-name="P15" draw:layer="layout" svg:x1="9.646cm" svg:y1="12.568cm" svg:x2="9.646cm" svg:y2="14.051cm">
            <text:p/>
          </draw:line>
          <draw:frame draw:style-name="gr7" draw:text-style-name="P16" draw:layer="layout" svg:width="0.535cm" svg:height="0.314cm" svg:x="9.806cm" svg:y="13.452cm">
            <draw:text-box>
              <text:p text:style-name="P7"><text:span text:style-name="T5">64-bit</text:span></text:p>
            </draw:text-box>
          </draw:frame>
          <draw:custom-shape draw:style-name="gr17" draw:text-style-name="P18" draw:layer="layout" svg:width="1.452cm" svg:height="0.397cm" svg:x="7.536cm" svg:y="10.764cm">
            <text:p text:style-name="P17"><text:span text:style-name="T6">Accumulator</text:span><text:span text:style-name="T7">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5" draw:layer="layout" svg:x1="10.983cm" svg:y1="10.328cm" svg:x2="10.983cm" svg:y2="12.192cm">
            <text:p/>
          </draw:line>
          <draw:line draw:style-name="gr18" draw:text-style-name="P5" draw:layer="layout" svg:x1="12.167cm" svg:y1="12.379cm" svg:x2="12.787cm" svg:y2="12.379cm">
            <text:p/>
          </draw:line>
          <draw:custom-shape draw:style-name="gr19" draw:text-style-name="P20" draw:layer="layout" svg:width="0.802cm" svg:height="0.397cm" svg:x="12.787cm" svg:y="12.185cm">
            <text:p text:style-name="P19"><text:span text:style-name="T8">S</text:span><text:span text:style-name="T9">H</text:span><text:span text:style-name="T10"> ⊕ </text:span><text:span text:style-name="T8">S</text:span><text:span text:style-name="T9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1" draw:layer="layout" svg:width="0.466cm" svg:height="0.324cm" svg:x="12.463cm" svg:y="12.132cm">
            <draw:text-box>
              <text:p><text:span text:style-name="T11">–</text:span><text:span text:style-name="T11">/+</text:span></text:p>
            </draw:text-box>
          </draw:frame>
          <draw:frame draw:style-name="gr21" draw:text-style-name="P22" draw:layer="layout" svg:width="1.469cm" svg:height="0.319cm" svg:x="11.163cm" svg:y="4.964cm">
            <draw:text-box>
              <text:p><text:span text:style-name="T12">a) Multiply</text:span></text:p>
            </draw:text-box>
          </draw:frame>
          <draw:custom-shape draw:style-name="gr22" draw:text-style-name="P10" draw:layer="layout" svg:width="0.775cm" svg:height="0.397cm" svg:x="7.206cm" svg:y="7.412cm">
            <text:p text:style-name="P9"><text:span text:style-name="T8">E</text:span><text:span text:style-name="T9">H</text:span><text:span text:style-name="T13"> </text:span><text:span text:style-name="T3">– 12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0" draw:layer="layout" svg:width="0.667cm" svg:height="0.397cm" svg:x="8.295cm" svg:y="7.413cm">
            <text:p text:style-name="P19"><text:span text:style-name="T8">E</text:span><text:span text:style-name="T9">F</text:span><text:span text:style-name="T14"> </text:span><text:span text:style-name="T10">– 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0.155cm" svg:height="0.381cm" svg:x="13.572cm" svg:y="2.619cm">
            <text:p text:style-name="P23"><text:span text:style-name="T15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0.155cm" svg:height="0.381cm" svg:x="13.727cm" svg:y="2.619cm">
            <text:p text:style-name="P23"><text:span text:style-name="T15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0.155cm" svg:height="0.381cm" svg:x="13.882cm" svg:y="2.619cm">
            <text:p text:style-name="P23"><text:span text:style-name="T15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0.155cm" svg:height="0.381cm" svg:x="14.037cm" svg:y="2.619cm">
            <text:p text:style-name="P23"><text:span text:style-name="T15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6" draw:layer="layout" svg:x1="13.491cm" svg:y1="3cm" svg:x2="13.491cm" svg:y2="12.185cm">
            <text:p/>
          </draw:line>
          <draw:custom-shape draw:style-name="gr26" draw:text-style-name="P25" draw:layer="layout" svg:width="0.154cm" svg:height="0.381cm" svg:x="13.417cm" svg:y="2.619cm">
            <text:p text:style-name="P23"><text:span text:style-name="T15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26" draw:layer="layout" svg:x1="13.571cm" svg:y1="2.441cm" svg:x2="13.571cm" svg:y2="2.618cm">
            <text:p/>
          </draw:line>
          <draw:line draw:style-name="gr27" draw:text-style-name="P26" draw:layer="layout" svg:x1="14.345cm" svg:y1="2.442cm" svg:x2="14.345cm" svg:y2="2.619cm">
            <text:p/>
          </draw:line>
          <draw:line draw:style-name="gr27" draw:text-style-name="P26" draw:layer="layout" svg:x1="14.653cm" svg:y1="2.441cm" svg:x2="14.653cm" svg:y2="2.618cm">
            <text:p/>
          </draw:line>
          <draw:line draw:style-name="gr27" draw:text-style-name="P26" draw:layer="layout" svg:x1="13.571cm" svg:y1="2.441cm" svg:x2="14.653cm" svg:y2="2.441cm">
            <text:p/>
          </draw:line>
          <draw:frame draw:style-name="gr28" draw:text-style-name="P28" draw:layer="layout" svg:width="0.508cm" svg:height="0.627cm" svg:x="13.738cm" svg:y="2.16cm">
            <draw:text-box>
              <text:p text:style-name="P27"><text:span text:style-name="T16">5-bit</text:span></text:p>
            </draw:text-box>
          </draw:frame>
          <draw:frame draw:style-name="gr29" draw:text-style-name="P29" draw:layer="layout" svg:width="0.483cm" svg:height="0.239cm" svg:x="14.347cm" svg:y="2.161cm">
            <draw:text-box>
              <text:p><text:span text:style-name="T16">2-bit</text:span></text:p>
            </draw:text-box>
          </draw:frame>
          <draw:custom-shape draw:style-name="gr30" draw:text-style-name="P25" draw:layer="layout" svg:width="0.155cm" svg:height="0.381cm" svg:x="6.799cm" svg:y="2.619cm">
            <text:p text:style-name="P23"><text:span text:style-name="T15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draw:layer="layout" svg:width="0.154cm" svg:height="0.381cm" svg:x="6.954cm" svg:y="2.619cm">
            <text:p text:style-name="P23"><text:span text:style-name="T15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0.155cm" svg:height="0.381cm" svg:x="7.108cm" svg:y="2.619cm">
            <text:p text:style-name="P23"><text:span text:style-name="T15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0.155cm" svg:height="0.381cm" svg:x="7.263cm" svg:y="2.619cm">
            <text:p text:style-name="P23"><text:span text:style-name="T15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draw:layer="layout" svg:width="0.154cm" svg:height="0.381cm" svg:x="7.418cm" svg:y="2.619cm">
            <text:p text:style-name="P23"><text:span text:style-name="T15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0.155cm" svg:height="0.381cm" svg:x="7.573cm" svg:y="2.619cm">
            <text:p text:style-name="P23"><text:span text:style-name="T15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0.155cm" svg:height="0.381cm" svg:x="7.728cm" svg:y="2.619cm">
            <text:p text:style-name="P23"><text:span text:style-name="T15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0.155cm" svg:height="0.381cm" svg:x="7.883cm" svg:y="2.619cm">
            <text:p text:style-name="P23"><text:span text:style-name="T15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0.155cm" svg:height="0.381cm" svg:x="8.038cm" svg:y="2.619cm">
            <text:p text:style-name="P23"><text:span text:style-name="T15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0" draw:layer="layout" svg:width="0.154cm" svg:height="0.381cm" svg:x="8.193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0" draw:layer="layout" svg:width="0.155cm" svg:height="0.381cm" svg:x="8.347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0" draw:layer="layout" svg:width="0.155cm" svg:height="0.381cm" svg:x="8.502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0" draw:layer="layout" svg:width="0.155cm" svg:height="0.381cm" svg:x="8.657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0" draw:layer="layout" svg:width="0.155cm" svg:height="0.381cm" svg:x="8.812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0" draw:layer="layout" svg:width="0.155cm" svg:height="0.381cm" svg:x="8.967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0" draw:layer="layout" svg:width="0.154cm" svg:height="0.381cm" svg:x="9.122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0" draw:layer="layout" svg:width="0.155cm" svg:height="0.381cm" svg:x="9.276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0" draw:layer="layout" svg:width="0.155cm" svg:height="0.381cm" svg:x="9.429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0" draw:layer="layout" svg:width="0.154cm" svg:height="0.381cm" svg:x="9.584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0" draw:layer="layout" svg:width="0.156cm" svg:height="0.381cm" svg:x="9.738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0" draw:layer="layout" svg:width="0.154cm" svg:height="0.381cm" svg:x="9.894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0" draw:layer="layout" svg:width="0.154cm" svg:height="0.381cm" svg:x="10.049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0" draw:layer="layout" svg:width="0.155cm" svg:height="0.381cm" svg:x="10.203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0" draw:layer="layout" svg:width="0.154cm" svg:height="0.381cm" svg:x="10.358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0" draw:layer="layout" svg:width="0.156cm" svg:height="0.381cm" svg:x="10.512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0" draw:layer="layout" svg:width="0.155cm" svg:height="0.381cm" svg:x="10.667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0" draw:layer="layout" svg:width="0.155cm" svg:height="0.381cm" svg:x="10.822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0" draw:layer="layout" svg:width="0.154cm" svg:height="0.381cm" svg:x="10.977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0" draw:layer="layout" svg:width="0.156cm" svg:height="0.381cm" svg:x="11.131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0" draw:layer="layout" svg:width="0.155cm" svg:height="0.381cm" svg:x="11.287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0" draw:layer="layout" svg:width="0.154cm" svg:height="0.381cm" svg:x="11.442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0" draw:layer="layout" svg:width="0.155cm" svg:height="0.381cm" svg:x="11.596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31" draw:layer="layout" svg:x1="6.954cm" svg:y1="2.441cm" svg:x2="6.954cm" svg:y2="2.618cm">
            <text:p/>
          </draw:line>
          <draw:line draw:style-name="gr27" draw:text-style-name="P31" draw:layer="layout" svg:x1="8.194cm" svg:y1="2.442cm" svg:x2="8.194cm" svg:y2="2.619cm">
            <text:p/>
          </draw:line>
          <draw:line draw:style-name="gr27" draw:text-style-name="P31" draw:layer="layout" svg:x1="11.75cm" svg:y1="2.441cm" svg:x2="11.75cm" svg:y2="2.618cm">
            <text:p/>
          </draw:line>
          <draw:line draw:style-name="gr27" draw:text-style-name="P31" draw:layer="layout" svg:x1="6.952cm" svg:y1="2.441cm" svg:x2="11.75cm" svg:y2="2.441cm">
            <text:p/>
          </draw:line>
          <draw:frame draw:style-name="gr28" draw:text-style-name="P33" draw:layer="layout" svg:width="0.477cm" svg:height="0.627cm" svg:x="7.637cm" svg:y="2.16cm">
            <draw:text-box>
              <text:p text:style-name="P32"><text:span text:style-name="T16">8-bit</text:span></text:p>
            </draw:text-box>
          </draw:frame>
          <draw:frame draw:style-name="gr28" draw:text-style-name="P29" draw:layer="layout" svg:width="0.684cm" svg:height="0.627cm" svg:x="8.347cm" svg:y="2.161cm">
            <draw:text-box>
              <text:p><text:span text:style-name="T16">23-bit</text:span></text:p>
            </draw:text-box>
          </draw:frame>
          <draw:frame draw:style-name="gr35" draw:text-style-name="P29" draw:layer="layout" svg:width="2.667cm" svg:height="0.627cm" svg:x="6.662cm" svg:y="1.795cm">
            <draw:text-box>
              <text:p><text:span text:style-name="T16">Sign <text:s text:c="3"/>Exponent <text:s text:c="3"/>Mantissa</text:span></text:p>
            </draw:text-box>
          </draw:frame>
          <draw:line draw:style-name="gr27" draw:text-style-name="P31" draw:layer="layout" svg:x1="6.878cm" svg:y1="2.114cm" svg:x2="6.878cm" svg:y2="2.619cm">
            <text:p/>
          </draw:line>
          <draw:custom-shape draw:style-name="gr36" draw:text-style-name="P34" draw:layer="layout" svg:width="0.254cm" svg:height="3.552cm" draw:transform="rotate (1.5707963267949) translate (8.192cm 3.2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9" draw:text-style-name="P6" draw:layer="layout" svg:x1="14.503cm" svg:y1="3.2cm" svg:x2="14.503cm" svg:y2="7.555cm">
            <text:p/>
          </draw:line>
          <draw:custom-shape draw:style-name="gr37" draw:text-style-name="P34" draw:layer="layout" svg:width="0.254cm" svg:height="0.775cm" draw:transform="rotate (1.5707963267949) translate (13.574cm 3.2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38" draw:text-style-name="P10" draw:layer="layout" svg:width="0.632cm" svg:height="0.397cm" svg:x="9.661cm" svg:y="4.763cm">
            <text:p text:style-name="P9"><text:span text:style-name="T3">1.</text:span><text:span text:style-name="T8">M</text:span><text:span text:style-name="T9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4" draw:layer="layout" svg:width="0.262cm" svg:height="1.232cm" draw:transform="rotate (1.5707963267949) translate (6.954cm 3.28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9" draw:text-style-name="P5" draw:layer="layout" svg:x1="8.612cm" svg:y1="4.444cm" svg:x2="13.976cm" svg:y2="4.444cm">
            <text:p/>
          </draw:line>
          <draw:line draw:style-name="gr9" draw:text-style-name="P6" draw:layer="layout" svg:x1="13.961cm" svg:y1="3.258cm" svg:x2="13.961cm" svg:y2="4.45cm">
            <text:p/>
          </draw:line>
          <draw:frame draw:style-name="gr40" draw:text-style-name="P22" draw:layer="layout" svg:width="2.018cm" svg:height="0.627cm" svg:x="11.164cm" svg:y="12.664cm">
            <draw:text-box>
              <text:p><text:span text:style-name="T12">b) Accumulate</text:span></text:p>
            </draw:text-box>
          </draw:frame>
          <draw:line draw:style-name="gr9" draw:text-style-name="P6" draw:layer="layout" svg:x1="6.871cm" svg:y1="3cm" svg:x2="6.871cm" svg:y2="10.659cm">
            <text:p/>
          </draw:line>
          <draw:line draw:style-name="gr9" draw:text-style-name="P5" draw:layer="layout" svg:x1="6.856cm" svg:y1="10.642cm" svg:x2="12.973cm" svg:y2="10.642cm">
            <text:p/>
          </draw:line>
          <draw:line draw:style-name="gr25" draw:text-style-name="P5" draw:layer="layout" svg:x1="12.955cm" svg:y1="10.642cm" svg:x2="12.955cm" svg:y2="12.183cm">
            <text:p/>
          </draw:line>
          <draw:custom-shape draw:style-name="gr23" draw:text-style-name="P10" draw:layer="layout" svg:width="0.667cm" svg:height="0.397cm" svg:x="12.28cm" svg:y="6.323cm">
            <text:p text:style-name="P9"><text:span text:style-name="T3">&gt;&gt;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35" draw:layer="layout" svg:width="2.129cm" svg:height="0.495cm" svg:x="11.023cm" svg:y="7.306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2" draw:text-style-name="P8" draw:layer="layout" svg:width="1.408cm" svg:height="0.477cm" svg:x="11.461cm" svg:y="7.294cm">
            <draw:text-box>
              <text:p text:style-name="P7"><text:span text:style-name="T2">2</text:span><text:span text:style-name="T17">-1</text:span><text:span text:style-name="T2"> <text:s text:c="15"/>2</text:span><text:span text:style-name="T17">-2</text:span></text:p>
            </draw:text-box>
          </draw:frame>
          <draw:frame draw:style-name="gr12" draw:text-style-name="P36" draw:layer="layout" svg:width="0.473cm" svg:height="0.314cm" svg:x="6.979cm" svg:y="3.68cm">
            <draw:text-box>
              <text:p text:style-name="P7"><text:span text:style-name="T18">S</text:span><text:span text:style-name="T19">H</text:span></text:p>
            </draw:text-box>
          </draw:frame>
          <draw:frame draw:style-name="gr12" draw:text-style-name="P36" draw:layer="layout" svg:width="0.473cm" svg:height="0.314cm" svg:x="7.638cm" svg:y="3.68cm">
            <draw:text-box>
              <text:p text:style-name="P7"><text:span text:style-name="T18">E</text:span><text:span text:style-name="T19">H</text:span></text:p>
            </draw:text-box>
          </draw:frame>
          <draw:frame draw:style-name="gr12" draw:text-style-name="P36" draw:layer="layout" svg:width="0.473cm" svg:height="0.314cm" svg:x="10.039cm" svg:y="3.68cm">
            <draw:text-box>
              <text:p text:style-name="P7"><text:span text:style-name="T18">M</text:span><text:span text:style-name="T19">H</text:span></text:p>
            </draw:text-box>
          </draw:frame>
          <draw:frame draw:style-name="gr12" draw:text-style-name="P36" draw:layer="layout" svg:width="0.473cm" svg:height="0.314cm" svg:x="13.564cm" svg:y="3.68cm">
            <draw:text-box>
              <text:p text:style-name="P7"><text:span text:style-name="T18">S</text:span><text:span text:style-name="T19">F</text:span></text:p>
            </draw:text-box>
          </draw:frame>
          <draw:frame draw:style-name="gr12" draw:text-style-name="P36" draw:layer="layout" svg:width="0.473cm" svg:height="0.314cm" svg:x="14.031cm" svg:y="3.68cm">
            <draw:text-box>
              <text:p text:style-name="P7"><text:span text:style-name="T18">E</text:span><text:span text:style-name="T19">F</text:span></text:p>
            </draw:text-box>
          </draw:frame>
          <draw:frame draw:style-name="gr12" draw:text-style-name="P36" draw:layer="layout" svg:width="0.473cm" svg:height="0.314cm" svg:x="14.583cm" svg:y="3.68cm">
            <draw:text-box>
              <text:p text:style-name="P7"><text:span text:style-name="T18">M</text:span><text:span text:style-name="T19">F</text:span></text:p>
            </draw:text-box>
          </draw:frame>
          <draw:frame draw:style-name="gr43" draw:text-style-name="P37" draw:layer="layout" svg:width="5.08cm" svg:height="0.627cm" svg:x="6.662cm" svg:y="1.359cm">
            <draw:text-box>
              <text:p><text:span text:style-name="T20">IEEE 754 single-precision floating-point</text:span></text:p>
            </draw:text-box>
          </draw:frame>
          <draw:frame draw:style-name="gr44" draw:text-style-name="P37" draw:layer="layout" svg:width="0.743cm" svg:height="0.637cm" svg:x="13.862cm" svg:y="1.36cm">
            <draw:text-box>
              <text:p><text:span text:style-name="T20">FP 8</text:span></text:p>
            </draw:text-box>
          </draw:frame>
          <draw:frame draw:style-name="gr45" draw:text-style-name="P38" draw:layer="layout" svg:width="1.469cm" svg:height="0.477cm" svg:x="10.128cm" svg:y="6.489cm">
            <draw:text-box>
              <text:p><text:span text:style-name="T6">Mantissa</text:span></text:p>
              <text:p><text:span text:style-name="T6">multiplication</text:span></text:p>
            </draw:text-box>
          </draw:frame>
          <draw:custom-shape draw:style-name="gr17" draw:text-style-name="P18" draw:layer="layout" svg:width="1.452cm" svg:height="0.397cm" svg:x="8.902cm" svg:y="14.058cm">
            <text:p text:style-name="P17"><text:span text:style-name="T6">Accumulator</text:span><text:span text:style-name="T7">t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5" draw:layer="layout" svg:x1="13.839cm" svg:y1="7.636cm" svg:x2="14.063cm" svg:y2="7.438cm">
            <text:p/>
          </draw:line>
          <draw:frame draw:style-name="gr46" draw:text-style-name="P8" draw:layer="layout" svg:width="0.51cm" svg:height="0.239cm" svg:x="13.672cm" svg:y="7.635cm">
            <draw:text-box>
              <text:p text:style-name="P7"><text:span text:style-name="T2">2-bit</text:span></text:p>
            </draw:text-box>
          </draw:frame>
          <draw:frame draw:style-name="gr47" draw:text-style-name="P8" draw:layer="layout" svg:width="2.987cm" svg:height="0.314cm" svg:x="8.283cm" svg:y="14.409cm">
            <draw:text-box>
              <text:p text:style-name="P7"><text:span text:style-name="T2">64-bit fixed-point, 23-bit fraction</text:span></text:p>
            </draw:text-box>
          </draw:frame>
          <draw:custom-shape draw:style-name="gr32" draw:text-style-name="P30" draw:layer="layout" svg:width="0.154cm" svg:height="0.381cm" svg:x="14.346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0" draw:layer="layout" svg:width="0.154cm" svg:height="0.381cm" svg:x="14.5cm" svg:y="2.619cm">
            <text:p text:style-name="P23"><text:span text:style-name="T15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0.155cm" svg:height="0.381cm" svg:x="14.191cm" svg:y="2.619cm">
            <text:p text:style-name="P23"><text:span text:style-name="T15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34" draw:layer="layout" svg:width="0.254cm" svg:height="0.303cm" draw:transform="rotate (1.5707963267949) translate (14.349cm 3.2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6" draw:text-style-name="P5" draw:layer="layout" svg:x1="12.612cm" svg:y1="5.72cm" svg:x2="12.612cm" svg:y2="6.315cm">
            <text:p/>
          </draw:line>
          <draw:line draw:style-name="gr5" draw:text-style-name="P5" draw:layer="layout" svg:x1="12.45cm" svg:y1="8.294cm" svg:x2="12.674cm" svg:y2="8.096cm">
            <text:p/>
          </draw:line>
          <draw:line draw:style-name="gr6" draw:text-style-name="P5" draw:layer="layout" svg:x1="12.568cm" svg:y1="7.809cm" svg:x2="12.568cm" svg:y2="8.68cm">
            <text:p/>
          </draw:line>
          <draw:frame draw:style-name="gr7" draw:text-style-name="P8" draw:layer="layout" svg:width="0.535cm" svg:height="0.314cm" svg:x="12.728cm" svg:y="8.081cm">
            <draw:text-box>
              <text:p text:style-name="P7"><text:span text:style-name="T2">24-bit</text:span></text:p>
            </draw:text-box>
          </draw:frame>
          <draw:custom-shape draw:style-name="gr49" draw:text-style-name="P39" draw:layer="layout" svg:width="0.508cm" svg:height="3.556cm" draw:transform="rotate (-1.5707963267949) translate (13.052cm 8.701cm)">
            <text:p/>
            <draw:enhanced-geometry svg:viewBox="0 0 21600 21600" draw:text-areas="0 0 21600 21600" draw:type="pentagon-right" draw:modifiers="12476.2278978389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50" draw:text-style-name="P40" draw:layer="layout" svg:width="0.167cm" svg:height="0.319cm" svg:x="11.204cm" svg:y="8.822cm">
            <draw:text-box>
              <text:p><text:span text:style-name="T21">+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7T16:31:28.357704312</dc:date>
    <meta:editing-duration>PT6H18M42S</meta:editing-duration>
    <meta:editing-cycles>67</meta:editing-cycles>
    <meta:document-statistic meta:object-count="141"/>
  </office:meta>
</office:document-meta>
</file>